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Responsabilidad(-)</text:p>
          </table:table-cell>
          <table:table-cell table:style-name="ce1" office:value-type="string" calcext:value-type="string">
            <text:p>Disciplina(-)</text:p>
          </table:table-cell>
          <table:table-cell table:style-name="ce1" office:value-type="string" calcext:value-type="string">
            <text:p>Interés(+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iera Alarcó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nardo Busto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aban Ceballo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eban Conch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yareth Díaz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varo Durá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ías Espinoz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anka Flore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árbara Fuente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ssette Gatic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dimir Henríquez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fía Llano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nuel Mel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niela Molin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talina Molin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ca Molin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istobal Muñoz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briela Orellan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lentina Palm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talia Parr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tricia Parr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istian Parr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olás Parr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olás Pasten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más Plaz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uth Retamal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nstanza Silv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uadalupe Ullo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el Vejar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ancisca Yévene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abiola Zapat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narda Martínez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dro de la Fuente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2:19:36.445019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4T22:19:48.333038990</dc:date>
    <meta:editing-duration>PT20M13S</meta:editing-duration>
    <meta:editing-cycles>6</meta:editing-cycles>
    <meta:generator>LibreOffice/5.0.3.2$Linux_X86_64 LibreOffice_project/00m0$Build-2</meta:generator>
    <meta:document-statistic meta:table-count="1" meta:cell-count="76" meta:object-count="0"/>
  </office:meta>
</office:document-meta>
</file>